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ngsana New1" svg:font-family="'Angsana New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" svg:font-family="'DejaVu Sans'" style:font-pitch="variable"/>
    <style:font-face style:name="Mangal" svg:font-family="Mangal" style:font-pitch="variable"/>
    <style:font-face style:name="Microsoft Sans Serif" svg:font-family="'Microsoft Sans Serif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3.049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r8" style:family="presentation" style:parent-style-name="Default-title">
      <style:graphic-properties fo:min-height="2.09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color="#000080" fo:font-size="32pt" style:font-size-asian="32pt" style:font-size-complex="32pt"/>
    </style:style>
    <style:style style:name="P5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6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style:paragraph-properties fo:margin-top="0.356cm" fo:margin-bottom="0cm"/>
    </style:style>
    <style:style style:name="P10" style:family="paragraph">
      <loext:graphic-properties draw:fill-color="#ffffff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.305cm" fo:margin-bottom="0cm" fo:text-indent="0cm"/>
    </style:style>
    <style:style style:name="P13" style:family="paragraph">
      <style:paragraph-properties fo:margin-top="0.305cm" fo:margin-bottom="0cm"/>
    </style:style>
    <style:style style:name="P14" style:family="paragraph">
      <style:paragraph-properties fo:margin-left="0cm" fo:margin-right="0cm" fo:margin-top="0cm" fo:margin-bottom="0.152cm" fo:text-indent="0cm"/>
      <style:text-properties style:font-name="Times New Roman"/>
    </style:style>
    <style:style style:name="P15" style:family="paragraph">
      <style:text-properties style:font-name="Times New Roman"/>
    </style:style>
    <style:style style:name="P16" style:family="paragraph">
      <style:text-properties style:font-name="Times New Roman" fo:font-size="24pt" style:font-size-asian="24pt" style:font-size-complex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80" style:font-name="Times New Roman" fo:font-size="32pt" fo:language="en" fo:country="US" style:font-name-asian="Angsana New" style:font-size-asian="32pt" style:language-asian="en" style:country-asian="US" style:font-size-complex="32pt" style:language-complex="en" style:country-complex="US"/>
    </style:style>
    <style:style style:name="T3" style:family="text">
      <style:text-properties fo:color="#000080" style:font-name="Times New Roman" fo:font-size="32pt" fo:language="en" fo:country="US" fo:font-style="italic" style:font-name-asian="Angsana New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333399" style:text-outline="false" style:text-line-through-style="none" style:text-line-through-type="none" style:text-position="0% 100%" style:font-name="Arial" fo:font-size="36pt" fo:font-style="normal" fo:text-shadow="none" style:text-underline-style="none" fo:font-weight="normal" fo:background-color="transparent" style:font-name-asian="Times New Roman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style:font-name-asian="Times New Roman"/>
    </style:style>
    <style:style style:name="T7" style:family="text">
      <style:text-properties style:font-name-asian="Times New Roman"/>
    </style:style>
    <style:style style:name="T8" style:family="text">
      <style:text-properties style:font-name-asian="Times New Roman" style:font-size-asian="1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Times New Roman" fo:font-size="20pt" style:font-name-asian="Arial" style:font-size-asian="20pt" style:font-name-complex="Times New Roman" style:font-size-complex="20pt"/>
    </style:style>
    <style:style style:name="T11" style:family="text">
      <style:text-properties style:font-name="Times New Roman" fo:font-size="24pt" style:font-name-asian="Arial" style:font-size-asian="24pt" style:font-name-complex="Times New Roman" style:font-size-complex="24pt"/>
    </style:style>
    <style:style style:name="T12" style:family="text">
      <style:text-properties style:font-name="Courier New2" fo:font-size="24pt" fo:font-weight="bold" style:font-name-asian="Arial" style:font-size-asian="24pt" style:font-weight-asian="bold" style:font-name-complex="Courier New2" style:font-size-complex="24pt" style:font-weight-complex="bold"/>
    </style:style>
    <style:style style:name="T13" style:family="text">
      <style:text-properties style:font-name="Times New Roman" fo:font-size="24pt" style:text-underline-style="solid" style:text-underline-width="auto" style:text-underline-color="font-color" style:font-name-asian="Arial" style:font-size-asian="24pt" style:font-name-complex="Times New Roman" style:font-size-complex="24pt"/>
    </style:style>
    <style:style style:name="T14" style:family="text">
      <style:text-properties style:font-name="Times New Roman" fo:font-size="24pt" fo:font-weight="bold" style:font-name-asian="Arial" style:font-size-asian="24pt" style:font-weight-asian="bold" style:font-name-complex="Times New Roman" style:font-size-complex="24pt" style:font-weight-complex="bold"/>
    </style:style>
    <style:style style:name="T15" style:family="text">
      <style:text-properties style:font-name="Symbol" style:font-name-asian="Times New Roman"/>
    </style:style>
    <style:style style:name="T16" style:family="text">
      <style:text-properties style:font-name="Times New Roman" fo:font-size="24pt" style:font-size-asian="24pt" style:font-size-complex="2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use-window-font-color="true" style:font-name="Times New Roman" fo:font-size="24pt" fo:language="en" fo:country="US" style:font-name-asian="Angsana New" style:font-size-asian="24pt" style:language-asian="th" style:country-asian="TH" style:font-size-complex="24pt"/>
    </style:style>
    <style:style style:name="T19" style:family="text">
      <style:text-properties style:use-window-font-color="true" style:font-name="Times New Roman" fo:font-size="24pt" fo:language="en" fo:country="US" style:text-underline-style="solid" style:text-underline-width="auto" style:text-underline-color="font-color" style:font-name-asian="Angsana New" style:font-size-asian="24pt" style:language-asian="th" style:country-asian="TH" style:font-size-complex="2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view Question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706cm" svg:height="2.752cm" svg:x="0.847cm" svg:y="0.635cm" presentation:class="title" presentation:user-transformed="true">
          <draw:text-box>
            <text:p><text:span text:style-name="T2">In Scrum, what is the purpose of a </text:span><text:span text:style-name="T3">retrospective</text:span><text:span text:style-name="T2">? <text:s/></text:span><text:span text:style-name="T2"><text:line-break/></text:span><text:span text:style-name="T2">Please be specific and concise in your answer.</text:span></text:p>
          </draw:text-box>
        </draw:frame>
        <draw:frame presentation:style-name="pr4" draw:text-style-name="P2" draw:layer="layout" svg:width="22.608cm" svg:height="12.401cm" svg:x="1.27cm" svg:y="3.888cm" presentation:class="outline" presentation:user-transformed="true">
          <draw:text-box>
            <text:p text:style-name="P5"><text:span text:style-name="T1"/></text:p>
            <text:list text:style-name="L4">
              <text:list-header>
                <text:p text:style-name="P6"><text:span text:style-name="T1"/></text:p>
              </text:list-header>
            </text:list>
          </draw:text-box>
        </draw:frame>
        <draw:frame draw:style-name="gr3" draw:text-style-name="P8" draw:layer="layout" svg:width="21.844cm" svg:height="4.991cm" svg:x="1.524cm" svg:y="5.842cm">
          <draw:text-box>
            <text:p text:style-name="P7"><text:span text:style-name="T4">Improve the team's software process.</text:span></text:p>
            <text:p text:style-name="P7"><text:span text:style-name="T4"/></text:p>
            <text:p text:style-name="P7"><text:span text:style-name="T4">Find specific ways to improve the team's performance on the project.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3.309cm" svg:x="1.698cm" svg:y="-0.232cm" presentation:class="title" presentation:user-transformed="true">
          <draw:text-box>
            <text:p text:style-name="P9"><text:span text:style-name="T5">What are 3 things you should test using End-to-End testing?</text:span></text:p>
          </draw:text-box>
        </draw:frame>
        <draw:frame presentation:style-name="pr6" draw:layer="layout" svg:width="21.956cm" svg:height="12.352cm" svg:x="1.874cm" svg:y="3.889cm" presentation:class="outline">
          <draw:text-box>
            <text:p text:style-name="P9"><text:span text:style-name="T6">(a) External dependencies are working.</text:span></text:p>
            <text:p text:style-name="P9"><text:span text:style-name="T7">(b) Every component works correctly.</text:span></text:p>
            <text:p text:style-name="P9"><text:span text:style-name="T7">(c) The flow of the application is correct, from start to finish.</text:span></text:p>
            <text:p text:style-name="P9"><text:span text:style-name="T7">(d) The application behaves as expected.</text:span></text:p>
            <text:p text:style-name="P9"><text:span text:style-name="T8">(e) The response time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1.956cm" svg:height="2.355cm" svg:x="1.698cm" svg:y="0.722cm" presentation:class="title">
          <draw:text-box>
            <text:p><text:span text:style-name="T9">Git "undo"?</text:span></text:p>
          </draw:text-box>
        </draw:frame>
        <draw:frame presentation:style-name="pr6" draw:layer="layout" svg:width="21.956cm" svg:height="14.653cm" svg:x="1.874cm" svg:y="3.889cm" presentation:class="outline" presentation:user-transformed="true">
          <draw:text-box>
            <text:p text:style-name="P12"><text:span text:style-name="T10"><text:s/></text:span><text:span text:style-name="T11">You are working on a project with a local git repository. <text:s/>After modifying several files in your working copy, you discover that the code in </text:span><text:span text:style-name="T12">Widget.py</text:span><text:span text:style-name="T11"> is messed up beyond repair. <text:s/>How can you replace your working copy of </text:span><text:span text:style-name="T12">Widget.py</text:span><text:span text:style-name="T11"> with the most recent version committed to git? <text:s/>You just want to replace </text:span><text:span text:style-name="T13">one file</text:span><text:span text:style-name="T11">, but keep the the changes made to other files in your working copy</text:span><text:span text:style-name="T10">. <text:s/></text:span></text:p>
            <text:p text:style-name="P13"><text:span text:style-name="T14">(a) </text:span><text:span text:style-name="T12">git unstage Widget.py</text:span></text:p>
            <text:p text:style-name="P13"><text:span text:style-name="T14">(b) </text:span><text:span text:style-name="T12">git reset --hard</text:span></text:p>
            <text:p text:style-name="P13"><text:span text:style-name="T14">(c) </text:span><text:span text:style-name="T12">git checkout -- Widget.py</text:span></text:p>
            <text:p text:style-name="P13"><text:span text:style-name="T14">(d) </text:span><text:span text:style-name="T12">git clone Widget.py</text:span></text:p>
            <text:p text:style-name="P13"><text:span text:style-name="T14">(e) <text:s/></text:span><text:span text:style-name="T12">git recover Widget.py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Different Deployments?</text:p>
          </draw:text-box>
        </draw:frame>
        <draw:frame presentation:style-name="pr6" draw:layer="layout" svg:width="21.956cm" svg:height="14.145cm" svg:x="1.874cm" svg:y="3.889cm" presentation:class="outline" presentation:user-transformed="true">
          <draw:text-box>
            <text:p text:style-name="P13"><text:span text:style-name="T15"><text:s/></text:span><text:span text:style-name="T7"><text:s text:c="2"/></text:span><text:span text:style-name="T7">For web development, you first test the code locally, then test it in a "preview" server, and finally deploy it to a "production" server. <text:s text:c="2"/>There are differences in the configuration and services in each of these cases. <text:s/>What's the best way to manage these differences? (Choose one)</text:span></text:p>
            <text:p text:style-name="P9"><text:span text:style-name="T7">(a) <text:s/>Use separate Git branches for "development", "preview", and "production".</text:span></text:p>
            <text:p text:style-name="P9"><text:span text:style-name="T7">(b) Use a git submodule to connect to the specific code for each deployment to the main code.</text:span></text:p>
            <text:p text:style-name="P9"><text:span text:style-name="T7">(c) Use only one code base and vary the configuration data for kind of deployment (local, production, etc).</text:span></text:p>
            <text:p text:style-name="P9"><text:span text:style-name="T8">(d) either (a) or (c). 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412cm" svg:y="0.722cm" presentation:class="title" presentation:user-transformed="true">
          <draw:text-box>
            <text:p>What 2 PAD Tips Apply Here?</text:p>
          </draw:text-box>
        </draw:frame>
        <draw:frame presentation:style-name="pr6" draw:text-style-name="P16" draw:layer="layout" svg:width="22.306cm" svg:height="14.145cm" svg:x="1.524cm" svg:y="3.889cm" presentation:class="outline" presentation:user-transformed="true">
          <draw:text-box>
            <text:p text:style-name="P14"><text:span text:style-name="T16">A team member frequently uses Google search and StackOverflow to find how to do something. <text:s/>When he finds a solution that looks good, he essentially copies the code and writes some unit tests to verify it works. <text:s/>If it doesn't pass the tests, he either tweaks the code or goes back to StackOverflow for another solution.</text:span></text:p>
            <text:p text:style-name="P15"><text:span text:style-name="T16">This often causes problems as the code evolves, when his "solutions" no longer work or cause unintended side effects, and he doesn't understand the reason why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What Tip Applies Here?</text:p>
          </draw:text-box>
        </draw:frame>
        <draw:frame presentation:style-name="pr6" draw:text-style-name="P18" draw:layer="layout" svg:width="21.956cm" svg:height="12.352cm" svg:x="1.874cm" svg:y="3.889cm" presentation:class="outline">
          <draw:text-box>
            <text:p text:style-name="P17"><text:span text:style-name="T16">In a previous project, our team used the Django allauth extension for authentication using OAuth and different servers. <text:s/>It took some study to learn how to create credentials on different services and add them to our project.</text:span></text:p>
            <text:p text:style-name="P17"><text:span text:style-name="T16"/></text:p>
            <text:p text:style-name="P17"><text:span text:style-name="T16">Now we have a new project and want to use allauth again. <text:s/>But we're having the same problems with the configuration stuff, no body remembers how we did it last time. </text:span></text:p>
            <text:p><text:span text:style-name="T17"/></text:p>
            <text:p><text:span text:style-name="T16">Looks like we need to study it again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What PAD Tip Applies?</text:p>
          </draw:text-box>
        </draw:frame>
        <draw:frame presentation:style-name="pr6" draw:text-style-name="P18" draw:layer="layout" svg:width="21.956cm" svg:height="13.891cm" svg:x="1.874cm" svg:y="3.889cm" presentation:class="outline" presentation:user-transformed="true">
          <draw:text-box>
            <text:p><text:span text:style-name="T18">Many student programmers write code assuming everything will always work! <text:s text:c="2"/>They don't consider what might go wrong and how the application </text:span><text:span text:style-name="T19">should</text:span><text:span text:style-name="T18"> handle problems. <text:s/></text:span></text:p>
            <text:p><text:span text:style-name="T18"/></text:p>
            <text:p><text:span text:style-name="T18">For example, it a file can't be read or written the app prints a message (maybe) and quits. <text:s/></text:span></text:p>
            <text:p><text:span text:style-name="T18">How would you feel if your word processor just quit when you clicked "Save" because it couldn't write to the file?</text:span></text:p>
            <text:p><text:span text:style-name="T18"/></text:p>
            <text:p><text:span text:style-name="T18">What should they do?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Your Presentation</text:p>
          </draw:text-box>
        </draw:frame>
        <draw:frame presentation:style-name="pr6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30% - Demonstrate the application's main features</text:p>
              </text:list-item>
              <text:list-item>
                <text:p/>
              </text:list-item>
              <text:list-item>
                <text:p>30% - Interesting lessons your learned about development process.</text:p>
              </text:list-item>
              <text:list-item>
                <text:p/>
              </text:list-item>
              <text:list-item>
                <text:p>30% - Interesting technology you learned. Not things we studied in class.</text:p>
              </text:list-item>
              <text:list-item>
                <text:p/>
              </text:list-item>
              <text:list-item>
                <text:p>Approx time: 20-30 minutes or less for presentation</text:p>
              </text:list-item>
              <text:list-item>
                <text:p><text:s text:c="23"/>5 minutes for Q &amp; A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ngsana New1" svg:font-family="'Angsana New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" svg:font-family="'DejaVu Sans'" style:font-pitch="variable"/>
    <style:font-face style:name="Mangal" svg:font-family="Mangal" style:font-pitch="variable"/>
    <style:font-face style:name="Microsoft Sans Serif" svg:font-family="'Microsoft Sans Serif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Arial" fo:font-family="Arial" style:font-family-generic="swiss" style:font-pitch="variable" fo:font-size="18pt" fo:language="en" fo:country="US" fo:font-weight="bold" style:font-name-asian="Mangal" style:font-family-asian="Mangal" style:font-pitch-asian="variable" style:font-size-asian="18pt" style:language-asian="th" style:country-asian="TH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Arial" fo:font-family="Arial" style:font-family-generic="swiss" style:font-pitch="variable" fo:font-size="16pt" fo:language="en" fo:country="US" fo:font-weight="bold" style:font-name-asian="Mangal" style:font-family-asian="Mangal" style:font-pitch-asian="variable" style:font-size-asian="16pt" style:language-asian="th" style:country-asian="TH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language="en" fo:country="US" fo:font-weight="bold" style:font-name-asian="Cordia New" style:font-family-asian="'Cordia New'" style:font-family-generic-asian="swiss" style:font-pitch-asian="variable" style:font-size-asian="15pt" style:language-asian="th" style:country-asian="TH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Wingdings" style:font-family-asian="Wingdings" style:font-pitch-asian="variable" style:font-charset-asian="x-symbol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Courier New" fo:font-family="'Courier New'" style:font-family-generic="modern" fo:font-size="10pt" fo:language="en" fo:country="US" style:font-name-asian="Courier New" style:font-family-asian="'Courier New'" style:font-family-generic-asian="modern" style:font-size-asian="10pt" style:language-asian="th" style:country-asian="TH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Angsana New" style:font-family-asian="'Angsana New'" style:font-family-generic-asian="roman" style:font-pitch-asian="variable" style:font-size-asian="14pt" style:language-asian="th" style:country-asian="TH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List_20_Bullet" style:display-name="List Bulle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Code" style:family="graphic">
      <style:paragraph-properties fo:text-align="start" style:text-autospace="none">
        <style:tab-stops>
          <style:tab-stop style:position="1.325cm"/>
          <style:tab-stop style:position="2.648cm"/>
          <style:tab-stop style:position="3.971cm"/>
          <style:tab-stop style:position="5.292cm"/>
        </style:tab-stops>
      </style:paragraph-properties>
      <style:text-properties style:use-window-font-color="true" style:font-name="Courier New" fo:font-family="'Courier New'" style:font-family-generic="modern" fo:font-size="11pt" fo:language="en" fo:country="US" style:font-name-asian="Courier New" style:font-family-asian="'Courier New'" style:font-family-generic-asian="modern" style:font-size-asian="11pt" style:language-asian="th" style:country-asian="TH"/>
    </style:style>
    <style:style style:name="Foot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Index" style:family="graphic">
      <style:paragraph-properties fo:text-align="start" style:text-autospace="none"/>
      <style:text-properties style:use-window-font-color="true" style:font-name="Calibri" fo:font-family="Calibri" style:font-family-generic="swiss" fo:font-size="12pt" fo:language="en" fo:country="US" style:font-name-asian="Mangal1" style:font-family-asian="Mangal" style:font-size-asian="14pt" style:language-asian="th" style:country-asian="TH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fo:font-size="12pt" fo:language="en" fo:country="US" fo:font-style="italic" style:font-name-asian="Mangal1" style:font-family-asian="Mangal" style:font-size-asian="12pt" style:language-asian="th" style:country-asian="TH" style:font-style-asian="italic" style:font-style-complex="italic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fo:font-size="12pt" fo:language="en" fo:country="US" style:font-name-asian="Mangal1" style:font-family-asian="Mangal" style:font-size-asian="14pt" style:language-asian="th" style:country-asian="TH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ngsana New" style:font-family-asian="'Angsana New'" style:font-family-generic-asian="roman" style:font-pitch-asian="variable" style:font-size-asian="14pt" style:language-asian="th" style:country-asian="TH"/>
    </style:style>
    <style:style style:name="Body_20_Text_20_Indent_20_3" style:display-name="Body Text Indent 3" style:family="graphic">
      <style:paragraph-properties fo:margin-left="0.884cm" fo:margin-right="0cm" fo:margin-top="0.374cm" fo:margin-bottom="0cm" fo:text-align="start" fo:text-indent="-0.884cm" style:text-autospace="none"/>
      <style:text-properties fo:color="#00000a" style:font-name="Times New Roman1" fo:font-family="'Times New Roman'" style:font-family-generic="roman" fo:font-size="12pt" fo:language="en" fo:country="US" style:font-name-asian="Angsana New1" style:font-family-asian="'Angsana New'" style:font-pitch-asian="variable" style:font-size-asian="14pt" style:language-asian="th" style:country-asian="TH"/>
    </style:style>
    <style:style style:name="Block_20_Text" style:display-name="Block Text" style:family="graphic">
      <style:paragraph-properties fo:margin-left="0.441cm" fo:margin-right="0.6cm" fo:line-height="0.564cm" fo:text-align="start" fo:text-indent="0cm" style:text-autospace="none"/>
      <style:text-properties fo:color="#00000a" style:font-name="Arial1" fo:font-family="Arial" style:font-family-generic="roman" fo:font-size="11pt" fo:language="en" fo:country="US" style:font-name-asian="Arial2" style:font-family-asian="Arial" style:font-pitch-asian="variable" style:font-size-asian="11pt" style:language-asian="th" style:country-asian="TH"/>
    </style:style>
    <style:style style:name="Body_20_Text_20_3" style:display-name="Body Text 3" style:family="graphic">
      <style:paragraph-properties fo:margin-left="0cm" fo:margin-right="0.603cm" fo:margin-top="0.746cm" fo:margin-bottom="0cm" fo:text-align="start" fo:text-indent="0cm" style:text-autospace="none"/>
      <style:text-properties fo:color="#00000a" style:font-name="Arial1" fo:font-family="Arial" style:font-family-generic="roman" fo:font-size="11pt" fo:language="en" fo:country="US" style:font-name-asian="Arial2" style:font-family-asian="Arial" style:font-pitch-asian="variable" style:font-size-asian="11pt" style:language-asian="th" style:country-asian="TH"/>
    </style:style>
    <style:style style:name="Body_20_Text_20_2" style:display-name="Body Text 2" style:family="graphic">
      <style:paragraph-properties fo:text-align="start" style:text-autospace="none"/>
      <style:text-properties fo:color="#00000a" style:font-name="Courier New1" fo:font-family="'Courier New'" style:font-family-generic="roman" fo:font-size="10pt" fo:language="en" fo:country="US" style:font-name-asian="Courier New3" style:font-family-asian="'Courier New'" style:font-pitch-asian="variable" style:font-size-asian="10pt" style:language-asian="th" style:country-asian="TH"/>
    </style:style>
    <style:style style:name="Answer" style:family="graphic">
      <style:paragraph-properties fo:margin-left="0cm" fo:margin-right="0.284cm" fo:margin-top="0.374cm" fo:margin-bottom="0cm" fo:text-align="start" fo:text-indent="0cm" style:text-autospace="none">
        <style:tab-stops>
          <style:tab-stop style:position="1.325cm"/>
        </style:tab-stops>
      </style:paragraph-properties>
      <style:text-properties fo:color="#00000a" style:font-name="Arial1" fo:font-family="Arial" style:font-family-generic="roman" fo:font-size="11pt" fo:language="en" fo:country="US" style:font-name-asian="Arial2" style:font-family-asian="Arial" style:font-pitch-asian="variable" style:font-size-asian="10pt" style:language-asian="th" style:country-asian="TH"/>
    </style:style>
    <style:style style:name="Code_20_Example" style:display-name="Code Example" style:family="graphic">
      <style:paragraph-properties fo:margin-left="0.884cm" fo:margin-right="0.09cm" fo:text-align="start" fo:text-indent="0cm" style:text-autospace="none"/>
      <style:text-properties fo:color="#00000a" style:font-name="Courier New1" fo:font-family="'Courier New'" style:font-family-generic="roman" fo:font-size="11pt" fo:language="en" fo:country="US" style:font-name-asian="Microsoft Sans Serif" style:font-family-asian="'Microsoft Sans Serif'" style:font-pitch-asian="variable" style:font-size-asian="10pt" style:language-asian="th" style:country-asian="TH"/>
    </style:style>
    <style:style style:name="Body_20_Text_20_Indent_20_2" style:display-name="Body Text Indent 2" style:family="graphic">
      <style:paragraph-properties fo:margin-left="0.884cm" fo:margin-right="0cm" fo:text-align="start" fo:text-indent="-0.884cm" style:text-autospace="none"/>
      <style:text-properties fo:color="#00000a" style:font-name="Arial1" fo:font-family="Arial" style:font-family-generic="roman" fo:font-size="11pt" fo:language="en" fo:country="US" style:font-name-asian="Arial2" style:font-family-asian="Arial" style:font-pitch-asian="variable" style:font-size-asian="11pt" style:language-asian="th" style:country-asian="TH"/>
    </style:style>
    <style:style style:name="Text_20_Body_20_Indent" style:display-name="Text Body Indent" style:family="graphic">
      <style:paragraph-properties fo:margin-left="3.09cm" fo:margin-right="0cm" fo:text-align="start" fo:text-indent="-2.207cm" style:text-autospace="none"/>
      <style:text-properties fo:color="#00000a" style:font-name="Times New Roman1" fo:font-family="'Times New Roman'" style:font-family-generic="roman" fo:font-size="12pt" fo:language="en" fo:country="US" style:font-name-asian="Angsana New1" style:font-family-asian="'Angsana New'" style:font-pitch-asian="variable" style:font-size-asian="14pt" style:language-asian="th" style:country-asian="T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19-12-02T15:05:48.649569534</meta:creation-date>
    <meta:editing-cycles>7</meta:editing-cycles>
    <meta:editing-duration>PT1H22M33S</meta:editing-duration>
    <meta:generator>LibreOffice/6.0.7.3$Linux_X86_64 LibreOffice_project/00m0$Build-3</meta:generator>
    <dc:date>2021-11-22T11:39:07.112300442</dc:date>
    <meta:document-statistic meta:object-count="141"/>
  </office:meta>
</office:document-meta>
</file>